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start" style:justify-single-word="false"/>
    </style:style>
    <style:style style:name="P2" style:family="paragraph" style:parent-style-name="Heading_20_1">
      <style:paragraph-properties fo:margin-top="0in" fo:margin-bottom="0in" style:contextual-spacing="false" fo:text-align="start" style:justify-single-word="false" fo:break-before="page"/>
      <style:text-properties officeooo:paragraph-rsid="00193a08"/>
    </style:style>
    <style:style style:name="P3" style:family="paragraph" style:parent-style-name="Preformatted_20_Text">
      <style:paragraph-properties fo:text-align="start" style:justify-single-word="false" fo:padding="0in" fo:border="none"/>
    </style:style>
    <style:style style:name="P4" style:family="paragraph" style:parent-style-name="Preformatted_20_Text">
      <style:paragraph-properties fo:margin-top="0in" fo:margin-bottom="0.1965in" style:contextual-spacing="false" fo:text-align="start" style:justify-single-word="false" fo:padding="0in" fo:border="none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start" style:justify-single-word="false" fo:padding="0in" fo:border="none"/>
    </style:style>
    <style:style style:name="P7" style:family="paragraph" style:parent-style-name="Text_20_body" style:list-style-name="L1">
      <style:paragraph-properties fo:margin-top="0in" fo:margin-bottom="0in" style:contextual-spacing="false" fo:text-align="start" style:justify-single-word="false" fo:padding="0in" fo:border="none"/>
    </style:style>
    <style:style style:name="P8" style:family="paragraph" style:parent-style-name="Text_20_body" style:list-style-name="L1">
      <style:paragraph-properties fo:text-align="start" style:justify-single-word="false" fo:padding="0in" fo:border="none"/>
    </style:style>
    <style:style style:name="P9" style:family="paragraph" style:parent-style-name="Text_20_body">
      <style:paragraph-properties fo:margin-top="0in" fo:margin-bottom="0in" style:contextual-spacing="false" fo:text-align="start" style:justify-single-word="false"/>
      <style:text-properties fo:font-size="11pt" officeooo:paragraph-rsid="00193a08" style:font-size-asian="11pt" style:font-size-complex="11pt"/>
    </style:style>
    <style:style style:name="P10" style:family="paragraph" style:parent-style-name="Text_20_body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P11" style:family="paragraph" style:parent-style-name="Text_20_body">
      <style:paragraph-properties fo:margin-top="0in" fo:margin-bottom="0.0598in" style:contextual-spacing="false" fo:text-align="start" style:justify-single-word="false"/>
      <style:text-properties fo:font-size="11pt" style:font-size-asian="11pt" style:font-size-complex="11pt"/>
    </style:style>
    <style:style style:name="T1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loext:padding="0.0193in" loext:border="0.06pt solid #000000"/>
    </style:style>
    <style:style style:name="T3" style:family="text">
      <style:text-properties loext:padding="0in" loext:border="none"/>
    </style:style>
    <style:style style:name="T4" style:family="text">
      <style:text-properties officeooo:rsid="00193a0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200. Number of Islands</text:h>
      <text:p text:style-name="P5">Given an <text:span text:style-name="Source_20_Text"><text:span text:style-name="T2">m x n</text:span></text:span> 2D binary grid <text:span text:style-name="Source_20_Text"><text:span text:style-name="T2">grid</text:span></text:span> which represents a map of <text:span text:style-name="Source_20_Text"><text:span text:style-name="T2">'1'</text:span></text:span>s (land) and <text:span text:style-name="Source_20_Text"><text:span text:style-name="T2">'0'</text:span></text:span>s (water), return <text:span text:style-name="Emphasis"><text:span text:style-name="T3">the number of islands</text:span></text:span>.</text:p>
      <text:p text:style-name="P6">An <text:span text:style-name="Strong_20_Emphasis"><text:span text:style-name="T3">island</text:span></text:span> is surrounded by water and is formed by connecting adjacent lands horizontally or vertically. You may assume all four edges of the grid are all surrounded by water.</text:p>
      <text:p text:style-name="P6"><text:span text:style-name="Strong_20_Emphasis"><text:span text:style-name="T3">Example 1:</text:span></text:span></text:p>
      <text:p text:style-name="P3"><text:span text:style-name="Strong_20_Emphasis"><text:span text:style-name="T3">Input:</text:span></text:span> grid = [</text:p>
      <text:p text:style-name="P3"><text:s text:c="2"/>["1","1","1","1","0"],</text:p>
      <text:p text:style-name="P3"><text:s text:c="2"/>["1","1","0","1","0"],</text:p>
      <text:p text:style-name="P3"><text:s text:c="2"/>["1","1","0","0","0"],</text:p>
      <text:p text:style-name="P3"><text:s text:c="2"/>["0","0","0","0","0"]</text:p>
      <text:p text:style-name="P3">]</text:p>
      <text:p text:style-name="P4"><text:span text:style-name="Strong_20_Emphasis"><text:span text:style-name="T3">Output:</text:span></text:span> 1</text:p>
      <text:p text:style-name="P6"><text:span text:style-name="Strong_20_Emphasis"><text:span text:style-name="T3">Example 2:</text:span></text:span></text:p>
      <text:p text:style-name="P3"><text:span text:style-name="Strong_20_Emphasis"><text:span text:style-name="T3">Input:</text:span></text:span> grid = [</text:p>
      <text:p text:style-name="P3"><text:s text:c="2"/>["1","1","0","0","0"],</text:p>
      <text:p text:style-name="P3"><text:s text:c="2"/>["1","1","0","0","0"],</text:p>
      <text:p text:style-name="P3"><text:s text:c="2"/>["0","0","1","0","0"],</text:p>
      <text:p text:style-name="P3"><text:s text:c="2"/>["0","0","0","1","1"]</text:p>
      <text:p text:style-name="P3">]</text:p>
      <text:p text:style-name="P4"><text:span text:style-name="Strong_20_Emphasis"><text:span text:style-name="T3">Output:</text:span></text:span> 3</text:p>
      <text:p text:style-name="P6"> </text:p>
      <text:p text:style-name="P6"><text:span text:style-name="Strong_20_Emphasis"><text:span text:style-name="T3">Constraints:</text:span></text:span></text:p>
      <text:list xml:id="list2326259651" text:style-name="L1">
        <text:list-item>
          <text:p text:style-name="P7"><text:span text:style-name="Source_20_Text"><text:span text:style-name="T2">m == grid.length</text:span></text:span></text:p>
        </text:list-item>
        <text:list-item>
          <text:p text:style-name="P7"><text:span text:style-name="Source_20_Text"><text:span text:style-name="T2">n == grid[i].length</text:span></text:span></text:p>
        </text:list-item>
        <text:list-item>
          <text:p text:style-name="P7"><text:span text:style-name="Source_20_Text"><text:span text:style-name="T2">1 &lt;= m, n &lt;= 300</text:span></text:span></text:p>
        </text:list-item>
        <text:list-item>
          <text:p text:style-name="P8"><text:span text:style-name="Source_20_Text"><text:span text:style-name="T2">grid[i][j]</text:span></text:span> is <text:span text:style-name="Source_20_Text"><text:span text:style-name="T2">'0'</text:span></text:span> or <text:span text:style-name="Source_20_Text"><text:span text:style-name="T2">'1'</text:span></text:span>.</text:p>
        </text:list-item>
      </text:list>
      <text:p text:style-name="P5"/>
      <text:h text:style-name="P2" text:outline-level="1">200. Number of Islands</text:h>
      <text:p text:style-name="P9">/*</text:p>
      <text:p text:style-name="P9"><text:s text:c="4"/>Time complexity: O( (nm))</text:p>
      <text:p text:style-name="P9"><text:s text:c="4"/>Space complexity: O(<text:span text:style-name="T4">2</text:span>nm)</text:p>
      <text:p text:style-name="P9">*/</text:p>
      <text:p text:style-name="P10">class Solution {</text:p>
      <text:p text:style-name="P10"><text:s text:c="4"/>public:</text:p>
      <text:p text:style-name="P10"><text:s text:c="8"/>vector&lt;vector&lt;char&gt;&gt; G;</text:p>
      <text:p text:style-name="P10"><text:s text:c="8"/>map&lt;pair&lt;int,int&gt;,bool&gt; visited;</text:p>
      <text:p text:style-name="P10"><text:s text:c="8"/>int n,m;</text:p>
      <text:p text:style-name="P10"><text:s text:c="8"/>int cnt=0;</text:p>
      <text:p text:style-name="P10"><text:s text:c="8"/>pair&lt;int,int&gt; moves[4] = {</text:p>
      <text:p text:style-name="P10"><text:s text:c="12"/>{-1,0}, <text:s text:c="3"/>{1,0}, <text:s text:c="3"/>{0,-1}, <text:s/>{0,1}</text:p>
      <text:p text:style-name="P10"><text:s text:c="8"/>};</text:p>
      <text:p text:style-name="P10"><text:s text:c="4"/>public:</text:p>
      <text:p text:style-name="P10"><text:s text:c="8"/>bool is_in_grid(int x,int y){</text:p>
      <text:p text:style-name="P10"><text:s text:c="12"/>return x&gt;=0 &amp;&amp; x&lt;=n-1 &amp;&amp; y&gt;=0 &amp;&amp; y&lt;=m-1;</text:p>
      <text:p text:style-name="P11"><text:s text:c="8"/>}</text:p>
      <text:p text:style-name="P10"><text:s text:c="8"/>void DFS(int x,int y){</text:p>
      <text:p text:style-name="P10"><text:s text:c="12"/>if(visited[{x,y}]) return;</text:p>
      <text:p text:style-name="P10"><text:s text:c="12"/>visited[{x,y}]=true;</text:p>
      <text:p text:style-name="P10"><text:s text:c="12"/>for(int i=0;i&lt;4;++i){</text:p>
      <text:p text:style-name="P10"><text:s text:c="16"/>int move_x=x+moves[i].first;</text:p>
      <text:p text:style-name="P10"><text:s text:c="16"/>int move_y=y+moves[i].second;</text:p>
      <text:p text:style-name="P10"><text:s text:c="16"/>if(!is_in_grid(move_x,move_y)) continue;</text:p>
      <text:p text:style-name="P10"><text:s text:c="16"/>if(G[move_x][move_y]=='0') continue;</text:p>
      <text:p text:style-name="P10"><text:s text:c="16"/>DFS(move_x,move_y);</text:p>
      <text:p text:style-name="P10"><text:s text:c="12"/>}</text:p>
      <text:p text:style-name="P10"><text:s text:c="8"/>}</text:p>
      <text:p text:style-name="P10"><text:s text:c="8"/>int numIslands(vector&lt;vector&lt;char&gt;&gt;&amp; grid) {</text:p>
      <text:p text:style-name="P10"><text:s text:c="12"/>n=grid.size();</text:p>
      <text:p text:style-name="P10"><text:s text:c="12"/>m=grid[0].size();</text:p>
      <text:p text:style-name="P10"><text:s text:c="12"/>G=grid;</text:p>
      <text:p text:style-name="P10"><text:s text:c="12"/>for(int i=0;i&lt;n;++i){</text:p>
      <text:p text:style-name="P10"><text:s text:c="16"/>for(int j=0;j&lt;m;++j){</text:p>
      <text:p text:style-name="P10"><text:s text:c="20"/>if(G[i][j]=='0' || visited[{i,j}]) continue;</text:p>
      <text:p text:style-name="P10"><text:s text:c="20"/>cnt++;</text:p>
      <text:p text:style-name="P10"><text:s text:c="20"/>DFS(i,j);</text:p>
      <text:p text:style-name="P10"><text:s text:c="16"/>}</text:p>
      <text:p text:style-name="P10"><text:s text:c="12"/>}</text:p>
      <text:p text:style-name="P10"><text:s text:c="12"/>return cnt;</text:p>
      <text:p text:style-name="P10"><text:s text:c="8"/>}</text:p>
      <text:p text:style-name="P10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1T11:21:22.449286757</meta:creation-date>
    <dc:date>2024-08-11T11:25:00.791790494</dc:date>
    <meta:editing-duration>PT3M39S</meta:editing-duration>
    <meta:editing-cycles>1</meta:editing-cycles>
    <meta:document-statistic meta:table-count="0" meta:image-count="0" meta:object-count="0" meta:page-count="2" meta:paragraph-count="69" meta:word-count="198" meta:character-count="1851" meta:non-whitespace-character-count="1273"/>
    <meta:generator>LibreOffice/7.3.7.2$Linux_X86_64 LibreOffice_project/30$Build-2</meta:generator>
  </office:meta>
</office:document-meta>
</file>